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26ec1"/>
    </style:style>
    <style:style style:name="P2" style:family="paragraph" style:parent-style-name="Standard">
      <style:text-properties officeooo:paragraph-rsid="0013d856"/>
    </style:style>
    <style:style style:name="P3" style:family="paragraph">
      <style:paragraph-properties fo:text-align="center"/>
    </style:style>
    <style:style style:name="T1" style:family="text">
      <style:text-properties fo:background-color="#ffff00" loext:char-shading-value="0"/>
    </style:style>
    <style:style style:name="gr1" style:family="graphic">
      <style:graphic-properties draw:stroke="solid" draw:stroke-dash="Line_20_with_20_Fine_20_Dots" svg:stroke-width="0.049cm" draw:marker-start-width="0.427cm" draw:marker-end="Line_20_Arrow_20_1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Line_20_with_20_Fine_20_Dots" svg:stroke-width="0.049cm" svg:stroke-color="#ff8080" draw:marker-start-width="0.427cm" draw:marker-end="Line_20_Arrow_20_1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Line_20_Arrow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3" svg:width="2.886cm" svg:height="1.71cm" svg:x="-0.376cm" svg:y="-0.145cm"><text:p/></draw:rect><draw:rect text:anchor-type="paragraph" draw:z-index="1" draw:style-name="gr1" draw:text-style-name="P3" svg:width="7.432cm" svg:height="1.728cm" svg:x="8.862cm" svg:y="0.078cm"><text:p/></draw:rect></text:p>
      <text:p text:style-name="P1"><draw:line text:anchor-type="paragraph" draw:z-index="6" draw:style-name="gr3" draw:text-style-name="P3" svg:x1="2.51cm" svg:y1="0.259cm" svg:x2="9.005cm" svg:y2="0.259cm"><text:p/></draw:line>关键帧提取 <text:s text:c="78"/>接受关键帧，对关键帧作卷积，</text:p>
      <text:p text:style-name="P1"><text:s text:c="98"/>求得向量，并将向量存到DB1中</text:p>
      <text:p text:style-name="P1"><draw:line text:anchor-type="paragraph" draw:z-index="7" draw:style-name="gr3" draw:text-style-name="P3" svg:x1="10.063cm" svg:y1="0.399cm" svg:x2="10.014cm" svg:y2="1.695cm"><text:p/></draw:line><draw:line text:anchor-type="paragraph" draw:z-index="8" draw:style-name="gr3" draw:text-style-name="P3" svg:x1="10.592cm" svg:y1="0.399cm" svg:x2="10.592cm" svg:y2="1.695cm"><text:p/></draw:line><draw:line text:anchor-type="paragraph" draw:z-index="9" draw:style-name="gr3" draw:text-style-name="P3" svg:x1="11.121cm" svg:y1="0.399cm" svg:x2="11.121cm" svg:y2="1.695cm"><text:p/></draw:line> <text:s text:c="48"/></text:p>
      <text:p text:style-name="P1"><text:span text:style-name="T1">slam_client <text:s/></text:span><text:s text:c="108"/><text:span text:style-name="T1">slam_server1</text:span></text:p>
      <text:p text:style-name="P1"/>
      <text:p text:style-name="P1"><draw:rect text:anchor-type="paragraph" draw:z-index="2" draw:style-name="gr2" draw:text-style-name="P3" svg:width="3.463cm" svg:height="1.728cm" svg:x="8.862cm" svg:y="0.289cm"><text:p/></draw:rect></text:p>
      <text:p text:style-name="P1"/>
      <text:p text:style-name="P1"><text:s text:c="106"/>DB1</text:p>
      <text:p text:style-name="P1"><text:s/></text:p>
      <text:p text:style-name="P1"><draw:line text:anchor-type="paragraph" draw:z-index="10" draw:style-name="gr3" draw:text-style-name="P3" svg:x1="9.894cm" svg:y1="2.411cm" svg:x2="9.894cm" svg:y2="0.123cm"><text:p/></draw:line><draw:line text:anchor-type="paragraph" draw:z-index="11" draw:style-name="gr3" draw:text-style-name="P3" svg:x1="10.664cm" svg:y1="2.411cm" svg:x2="10.687cm" svg:y2="0.123cm"><text:p/></draw:line><draw:line text:anchor-type="paragraph" draw:z-index="12" draw:style-name="gr3" draw:text-style-name="P3" svg:x1="11.626cm" svg:y1="2.412cm" svg:x2="11.601cm" svg:y2="0.011cm"><text:p/></draw:line></text:p>
      <text:p text:style-name="P1"/>
      <text:p text:style-name="P1"/>
      <text:p text:style-name="P1"/>
      <text:p text:style-name="P1"><draw:rect text:anchor-type="paragraph" draw:z-index="3" draw:style-name="gr1" draw:text-style-name="P3" svg:width="8.803cm" svg:height="1.736cm" svg:x="7.394cm" svg:y="0.464cm"><text:p/></draw:rect> <text:s text:c="141"/><text:span text:style-name="T1">slam_server2</text:span></text:p>
      <text:p text:style-name="P1"><text:s text:c="80"/>不停的从DB1读数据，一旦读到一个新数据，</text:p>
      <text:p text:style-name="P1"><text:s text:c="88"/>就计算它与其他所有向量的夹角余弦</text:p>
      <text:p text:style-name="P1"><text:s text:c="79"/>一旦检测到相似，就将这一向量对应的帧存到DB2</text:p>
      <text:p text:style-name="P1"><draw:line text:anchor-type="paragraph" draw:z-index="13" draw:style-name="gr3" draw:text-style-name="P3" svg:x1="10.014cm" svg:y1="0.307cm" svg:x2="9.991cm" svg:y2="1.799cm"><text:p/></draw:line><draw:line text:anchor-type="paragraph" draw:z-index="14" draw:style-name="gr3" draw:text-style-name="P3" svg:x1="10.615cm" svg:y1="0.307cm" svg:x2="10.64cm" svg:y2="1.67cm"><text:p/></draw:line><draw:line text:anchor-type="paragraph" draw:z-index="15" draw:style-name="gr3" draw:text-style-name="P3" svg:x1="11.434cm" svg:y1="0.307cm" svg:x2="11.482cm" svg:y2="1.776cm"><text:p/></draw:line></text:p>
      <text:p text:style-name="P1"/>
      <text:p text:style-name="P1"/>
      <text:p text:style-name="P1"><draw:rect text:anchor-type="paragraph" draw:z-index="5" draw:style-name="gr2" draw:text-style-name="P3" svg:width="3.223cm" svg:height="1.728cm" svg:x="9.462cm" svg:y="0.21cm"><text:p/></draw:rect></text:p>
      <text:p text:style-name="P2"><text:s text:c="110"/></text:p>
      <text:p text:style-name="P2"><text:s text:c="109"/>DB2</text:p>
      <text:p text:style-name="P1"/>
      <text:p text:style-name="P1"><draw:line text:anchor-type="paragraph" draw:z-index="16" draw:style-name="gr3" draw:text-style-name="P3" svg:x1="10.423cm" svg:y1="2.064cm" svg:x2="10.4cm" svg:y2="0.044cm"><text:p/></draw:line><draw:line text:anchor-type="paragraph" draw:z-index="17" draw:style-name="gr3" draw:text-style-name="P3" svg:x1="10.977cm" svg:y1="2.064cm" svg:x2="11.002cm" svg:y2="0.044cm"><text:p/></draw:line><draw:line text:anchor-type="paragraph" draw:z-index="18" draw:style-name="gr3" draw:text-style-name="P3" svg:x1="11.746cm" svg:y1="2.064cm" svg:x2="11.723cm" svg:y2="0.044cm"><text:p/></draw:line></text:p>
      <text:p text:style-name="P1"/>
      <text:p text:style-name="P1"><draw:rect text:anchor-type="paragraph" draw:z-index="4" draw:style-name="gr1" draw:text-style-name="P3" svg:width="7.432cm" svg:height="1.728cm" svg:x="9.029cm" svg:y="1.09cm"><text:p/></draw:rect></text:p>
      <text:p text:style-name="P2"><text:s text:c="143"/><text:span text:style-name="T1">slam_server3</text:span></text:p>
      <text:p text:style-name="P2"/>
      <text:p text:style-name="P2"><text:s text:c="105"/>不停的从DB2读数据，一旦读到</text:p>
      <text:p text:style-name="P1"><text:s text:c="111"/>新数据，就执行全局优化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draw:marker draw:name="Line_20_Arrow_20_1" draw:display-name="Line Arrow 1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9:25:47.224257699</meta:creation-date>
    <dc:date>2016-07-29T09:40:20.251075310</dc:date>
    <meta:editing-duration>PT6M2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18" meta:character-count="1583" meta:non-whitespace-character-count="173"/>
  </office:meta>
</office:document-meta>
</file>